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308D0000108940E52BD2.svm"/>
  <manifest:file-entry manifest:media-type="" manifest:full-path="Pictures/2000000B00003CF400001DE4963F3607.svm"/>
  <manifest:file-entry manifest:media-type="" manifest:full-path="Pictures/2000000B0000373B00000EA1E9A63D6A.svm"/>
  <manifest:file-entry manifest:media-type="" manifest:full-path="Pictures/2000000B000035520000065D5264D0FA.svm"/>
  <manifest:file-entry manifest:media-type="" manifest:full-path="Pictures/2000000B000031D3000006E4221E590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508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cm" fo:text-align="center" style:justify-single-word="false" fo:text-indent="1.508cm" style:auto-text-indent="false" style:page-number="auto"/>
      <style:text-properties style:font-name="Times New Roman1" fo:font-size="14pt"/>
    </style:style>
    <style:style style:name="P3" style:family="paragraph" style:parent-style-name="Text_20_body">
      <style:paragraph-properties fo:margin-left="0cm" fo:margin-right="0cm" fo:margin-top="0cm" fo:margin-bottom="0cm" fo:text-indent="1.508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  <style:text-properties style:font-name="Times New Roman1" fo:font-size="14pt"/>
    </style:style>
    <style:style style:name="P5" style:family="paragraph" style:parent-style-name="Text_20_body">
      <style:paragraph-properties fo:margin-left="0cm" fo:margin-right="0cm" fo:margin-top="0cm" fo:margin-bottom="0cm" fo:text-align="end" style:justify-single-word="false" fo:text-indent="1.508cm" style:auto-text-indent="false"/>
      <style:text-properties style:font-name="Times New Roman1" fo:font-size="14pt"/>
    </style:style>
    <style:style style:name="P6" style:family="paragraph" style:parent-style-name="Text_20_body">
      <style:paragraph-properties fo:margin-left="0cm" fo:margin-right="0cm" fo:margin-top="0cm" fo:margin-bottom="0cm" fo:line-height="150%" fo:text-indent="1.508cm" style:auto-text-indent="false"/>
      <style:text-properties style:font-name="Times New Roman1" fo:font-size="14pt" fo:font-weight="bold"/>
    </style:style>
    <style:style style:name="P7" style:family="paragraph" style:parent-style-name="Text_20_body">
      <style:paragraph-properties fo:margin-left="0cm" fo:margin-right="0cm" fo:margin-top="0cm" fo:margin-bottom="0cm" fo:line-height="150%" fo:text-indent="1.508cm" style:auto-text-indent="false"/>
      <style:text-properties style:font-name="Times New Roman1" fo:font-size="14pt"/>
    </style:style>
    <style:style style:name="P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508cm" style:auto-text-indent="false"/>
      <style:text-properties style:font-name="Times New Roman1" fo:font-size="14pt"/>
    </style:style>
    <style:style style:name="P9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</style:style>
    <style:style style:name="P10" style:family="paragraph" style:parent-style-name="Text_20_body">
      <style:paragraph-properties fo:margin-left="0cm" fo:margin-right="0cm" fo:margin-top="0cm" fo:margin-bottom="0cm" fo:text-align="end" style:justify-single-word="false" fo:text-indent="1.508cm" style:auto-text-indent="false"/>
    </style:style>
    <style:style style:name="P11" style:family="paragraph" style:parent-style-name="Text_20_body">
      <style:paragraph-properties fo:margin-left="0cm" fo:margin-right="0cm" fo:margin-top="0cm" fo:margin-bottom="0cm" fo:line-height="150%" fo:text-indent="1.508cm" style:auto-text-indent="false"/>
    </style:style>
    <style:style style:name="P12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508cm" style:auto-text-indent="false"/>
    </style:style>
    <style:style style:name="P13" style:family="paragraph" style:parent-style-name="Text_20_body">
      <style:paragraph-properties fo:margin-left="0cm" fo:margin-right="0cm" fo:line-height="115%" fo:text-indent="1.508cm" style:auto-text-indent="false" fo:break-before="page"/>
    </style:style>
    <style:style style:name="P14" style:family="paragraph" style:parent-style-name="Text_20_body">
      <style:paragraph-properties fo:margin-left="0cm" fo:margin-right="0cm" fo:margin-top="0cm" fo:margin-bottom="0cm" fo:text-align="center" style:justify-single-word="false" fo:text-indent="1.508cm" style:auto-text-indent="false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</text:p>
      <text:p text:style-name="P4">учреждение высшего образования</text:p>
      <text:p text:style-name="P4">Кубанский государственный технологический университет</text:p>
      <text:p text:style-name="P4">(ФБГОУ ВО КубГТУ)</text:p>
      <text:p text:style-name="P9"/>
      <text:p text:style-name="P4">Институт компьютерных систем и информационной безопасности</text:p>
      <text:p text:style-name="P4">Кафедра информационных систем и программирования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Отчет к</text:p>
      <text:p text:style-name="P4">лабораторной работе №2:</text:p>
      <text:p text:style-name="P4">«Установка и настройка СУБД MongoDB»</text:p>
      <text:p text:style-name="P4">по дисциплине «Нереляционные базы данных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Выполнил студент</text:p>
      <text:p text:style-name="P5">группы 19-КМ-ПИ1</text:p>
      <text:p text:style-name="P5">Ручка Артем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4">Краснодар </text:p>
      <text:p text:style-name="P4">2020</text:p>
      <text:p text:style-name="P13"/>
      <text:p text:style-name="P6">Цель работы</text:p>
      <text:p text:style-name="P7">Получение опыта установки и настройки СУБД MongoDB и</text:p>
      <text:p text:style-name="P7">подготовка к выполнению последующих работ с данной СУБД.</text:p>
      <text:p text:style-name="P11"/>
      <text:p text:style-name="P6">Задания</text:p>
      <text:p text:style-name="P7">1. Установите MongoDB на свой компьютер.</text:p>
      <text:p text:style-name="P7">2. Проверьте статус сервера MongoDB.</text:p>
      <text:p text:style-name="P7">3. Запустите сервер.</text:p>
      <text:p text:style-name="P7">4. Вновь проверьте статус. Работает ли система правильно?</text:p>
      <text:p text:style-name="P7">5. Подключитесь к серверу, запустив оболочку MongoDB.</text:p>
      <text:p text:style-name="P7">6. Остановите сервер.</text:p>
      <text:p text:style-name="P11"/>
      <text:p text:style-name="P6">Ход работы</text:p>
      <text:p text:style-name="P11"/>
      <text:p text:style-name="P11"><text:span text:style-name="T1">1. Установили </text:span><text:span text:style-name="T2">MongoDB</text:span> <text:span text:style-name="T1">на компьютер.</text:span></text:p>
      <text:p text:style-name="P11"><text:span text:style-name="T1">2. Проверяем статус сервера </text:span><text:span text:style-name="T2">MongoDB</text:span><text:span text:style-name="T1">. Сервер не работает.</text:span></text:p>
      <text:p text:style-name="P11"/>
      <text:p text:style-name="P9"><draw:frame draw:style-name="fr1" draw:name="Графический объект1" text:anchor-type="paragraph" svg:width="12.428cm" svg:height="4.233cm" draw:z-index="0"><draw:image xlink:href="Pictures/2000000B0000308D0000108940E52BD2.svm" xlink:type="simple" xlink:show="embed" xlink:actuate="onLoad"/></draw:frame></text:p>
      <text:p text:style-name="P8">Рисунок 1 – Проверка статуса</text:p>
      <text:p text:style-name="P11"/>
      <text:p text:style-name="P7">3. Запускаем сервер.</text:p>
      <text:p text:style-name="P11"/>
      <text:p text:style-name="P9"><draw:frame draw:style-name="fr1" draw:name="Графический объект2" text:anchor-type="paragraph" svg:width="12.755cm" svg:height="1.764cm" draw:z-index="1"><draw:image xlink:href="Pictures/2000000B000031D3000006E4221E5900.svm" xlink:type="simple" xlink:show="embed" xlink:actuate="onLoad"/></draw:frame></text:p>
      <text:p text:style-name="P8">Рисунок 2 – Запуск сервера</text:p>
      <text:p text:style-name="P11"><text:soft-page-break/></text:p>
      <text:p text:style-name="P11"><text:span text:style-name="T1">4. Проверяем статус сервера. Сервер работает.</text:span> </text:p>
      <text:p text:style-name="P3"/>
      <text:p text:style-name="P9"><draw:frame draw:style-name="fr1" draw:name="Графический объект3" text:anchor-type="paragraph" svg:width="14.139cm" svg:height="3.745cm" draw:z-index="2"><draw:image xlink:href="Pictures/2000000B0000373B00000EA1E9A63D6A.svm" xlink:type="simple" xlink:show="embed" xlink:actuate="onLoad"/></draw:frame></text:p>
      <text:p text:style-name="P8">Рисунок 3 – Проверка статуса сервера</text:p>
      <text:p text:style-name="P11"/>
      <text:p text:style-name="P11"><text:span text:style-name="T1">5. Подключаемся к </text:span><text:span text:style-name="T2">MongoDB</text:span> <text:span text:style-name="T1">с помощью оболочки. Подключение к базе данных проходит успешно.</text:span></text:p>
      <text:p text:style-name="P9"><draw:frame draw:style-name="fr1" draw:name="Графический объект4" text:anchor-type="paragraph" svg:width="15.603cm" svg:height="7.652cm" draw:z-index="3"><draw:image xlink:href="Pictures/2000000B00003CF400001DE4963F3607.svm" xlink:type="simple" xlink:show="embed" xlink:actuate="onLoad"/></draw:frame></text:p>
      <text:p text:style-name="P12"><text:span text:style-name="T1">Рисунок 4 – Подключение к  </text:span><text:span text:style-name="T2">MongoDB</text:span> <text:span text:style-name="T1">с помощью </text:span><text:span text:style-name="T2">Robo3T</text:span></text:p>
      <text:p text:style-name="P11"/>
      <text:p text:style-name="P11"><text:span text:style-name="T1">6. Останавливаем сервер </text:span><text:span text:style-name="T2">MongoDB.</text:span></text:p>
      <text:p text:style-name="P11"/>
      <text:p text:style-name="P9"><draw:frame draw:style-name="fr1" draw:name="Графический объект5" text:anchor-type="paragraph" svg:width="13.651cm" svg:height="1.63cm" draw:z-index="4"><draw:image xlink:href="Pictures/2000000B000035520000065D5264D0FA.svm" xlink:type="simple" xlink:show="embed" xlink:actuate="onLoad"/></draw:frame></text:p>
      <text:p text:style-name="P8">Рисунок 5 – Остановка сервера</text:p>
      <text:p text:style-name="P11"/>
      <text:p text:style-name="P13"/>
      <text:p text:style-name="P6">Вывод</text:p>
      <text:p text:style-name="P7">В результате работы были выполнены все поставленные задачи.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9S</meta:editing-duration>
    <meta:editing-cycles>4</meta:editing-cycles>
    <meta:generator>OpenOffice/4.1.7$Win32 OpenOffice.org_project/417m1$Build-9800</meta:generator>
    <dc:date>2020-03-25T13:21:59.95</dc:date>
    <meta:document-statistic meta:table-count="0" meta:image-count="5" meta:object-count="0" meta:page-count="4" meta:paragraph-count="40" meta:word-count="186" meta:character-count="1359"/>
    <meta:user-defined meta:name="Info 1"/>
    <meta:user-defined meta:name="Info 2"/>
    <meta:user-defined meta:name="Info 3"/>
    <meta:user-defined meta:name="Info 4"/>
  </office:meta>
</office:document-meta>
</file>